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1eeae" officeooo:paragraph-rsid="0001eea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1eeae" officeooo:paragraph-rsid="0001eeae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37a8a" officeooo:paragraph-rsid="00037a8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3a548" officeooo:paragraph-rsid="0003a548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48378" officeooo:paragraph-rsid="00048378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661b5" officeooo:paragraph-rsid="000661b5"/>
    </style:style>
    <style:style style:name="T1" style:family="text">
      <style:text-properties officeooo:rsid="00037a8a"/>
    </style:style>
    <style:style style:name="T2" style:family="text">
      <style:text-properties officeooo:rsid="0003a548"/>
    </style:style>
    <style:style style:name="T3" style:family="text">
      <style:text-properties officeooo:rsid="00048378"/>
    </style:style>
    <style:style style:name="T4" style:family="text">
      <style:text-properties officeooo:rsid="00066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نمونه سؤالات برای تمرین پایتون</text:p>
      <text:p text:style-name="P2"/>
      <text:p text:style-name="P2">۱− برنامه ای بنویسید که مقدار دو عدد را باهم جابه جا کند.</text:p>
      <text:p text:style-name="P2">۲− برنامه ای بنویسید تا بزرگترین و کوچکترین عدد را در یک لیست اعداد پیدا کند.</text:p>
      <text:p text:style-name="P2">۳− برنامه بنویسید تا یک عدد را به توان عدد دیگر برساند. (از حلقه ها استفاده کنید.)</text:p>
      <text:p text:style-name="P2">۴− <text:span text:style-name="T1">برنامه‌ای بنویسید که یک عدد را دریافت کرده و فاکتوریل آن را حساب کند.</text:span></text:p>
      <text:p text:style-name="P3">۵− چگونه در یک خط کد لیست [0, 2, 6, 12, 20, 30, 42, 56, 72, 90] را در پایتون تولید کنیم؟</text:p>
      <text:p text:style-name="P3">۶− <text:span text:style-name="T2">برنامه‌ای بنویسید تا بررس کند آیا در یک لیست از اعداد مقادیر تکراری وجود دارد یا خیر؟</text:span></text:p>
      <text:p text:style-name="P4">۷− برنامه‌ای بنویسید تا در یک رشته(استرینگ) تعداد حروف صدادار را حساب کند.</text:p>
      <text:p text:style-name="P4">۸− برنامه‌ای بنویسید تا عدد n را از ورودی گرفته و n عدد اول دنباله فیبوناچی را چاپ کند.</text:p>
      <text:p text:style-name="P4">۹− <text:span text:style-name="T3">برنامه‌ای بنویسید تا با گرفتن عدد n یک جدول ضرب n*n را ایجاد کند.</text:span></text:p>
      <text:p text:style-name="P5">۱۰− <text:span text:style-name="T4">برنامه‌ای بنویسید تا دو عدد را دریافت کند و بزرگترین مقسوم علیه مشترک آن را پیدا کند.</text:span></text:p>
      <text:p text:style-name="P6">۱۱− برنامه‌ای بنویسید تا یک عدد را به مولدهایش تجزیه کند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3:12:15.441006089</meta:creation-date>
    <dc:date>2021-11-02T00:35:04.084832064</dc:date>
    <meta:editing-duration>PT2M7S</meta:editing-duration>
    <meta:editing-cycles>1</meta:editing-cycles>
    <meta:document-statistic meta:table-count="0" meta:image-count="0" meta:object-count="0" meta:page-count="1" meta:paragraph-count="12" meta:word-count="182" meta:character-count="862" meta:non-whitespace-character-count="692"/>
    <meta:generator>LibreOffice/6.4.7.2$Linux_X86_64 LibreOffice_project/40$Build-2</meta:generator>
  </office:meta>
</office:document-meta>
</file>